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.706cm" fo:margin-bottom="0cm" loext:contextual-spacing="false" fo:line-height="120%" fo:padding="0cm" fo:border="none"/>
      <style:text-properties fo:color="#353744" style:font-name="Proxima Nova" style:font-name-asian="Proxima Nova1" style:font-name-complex="Proxima Nova1"/>
    </style:style>
    <style:style style:name="P2" style:family="paragraph" style:parent-style-name="Standard">
      <loext:graphic-properties draw:fill-color="#ffffff"/>
      <style:paragraph-properties fo:margin-top="0.706cm" fo:margin-bottom="0cm" loext:contextual-spacing="false" fo:line-height="100%" fo:padding="0cm" fo:border="none"/>
    </style:style>
    <style:style style:name="P3" style:family="paragraph" style:parent-style-name="Standard">
      <loext:graphic-properties draw:fill-color="#ffffff"/>
      <style:paragraph-properties fo:margin-top="0.141cm" fo:margin-bottom="0cm" loext:contextual-spacing="false" fo:line-height="120%" fo:padding="0cm" fo:border="none"/>
    </style:style>
    <style:style style:name="P4" style:family="paragraph" style:parent-style-name="Standard">
      <loext:graphic-properties draw:fill-color="#ffffff"/>
      <style:paragraph-properties fo:margin-left="0cm" fo:margin-right="0cm" fo:margin-top="0.141cm" fo:margin-bottom="0cm" loext:contextual-spacing="false" fo:line-height="100%" fo:text-indent="-0.635cm" style:auto-text-indent="false" fo:padding="0cm" fo:border="none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-0.635cm" style:auto-text-indent="false" fo:padding="0cm" fo:border="none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-0.635cm" style:auto-text-indent="false" fo:padding="0cm" fo:border="none"/>
      <style:text-properties fo:color="#666666"/>
    </style:style>
    <style:style style:name="P7" style:family="paragraph" style:parent-style-name="Standard">
      <loext:graphic-properties draw:fill-color="#ffffff"/>
      <style:paragraph-properties fo:margin-left="0cm" fo:margin-right="0cm" fo:margin-top="0.353cm" fo:margin-bottom="0cm" loext:contextual-spacing="false" fo:line-height="100%" fo:text-indent="-0.635cm" style:auto-text-indent="false" fo:padding="0cm" fo:border="none"/>
    </style:style>
    <style:style style:name="P8" style:family="paragraph" style:parent-style-name="Standard">
      <loext:graphic-properties draw:fill-color="#ffffff"/>
      <style:paragraph-properties fo:padding="0cm" fo:border="none"/>
    </style:style>
    <style:style style:name="P9" style:family="paragraph" style:parent-style-name="Standard">
      <loext:graphic-properties draw:fill-color="#ffffff"/>
      <style:paragraph-properties fo:margin-top="0.353cm" fo:margin-bottom="0cm" loext:contextual-spacing="false" fo:line-height="120%" fo:padding="0cm" fo:border="none"/>
      <style:text-properties fo:color="#353744"/>
    </style:style>
    <style:style style:name="P10" style:family="paragraph" style:parent-style-name="Standard">
      <style:paragraph-properties fo:margin-left="-0.635cm" fo:margin-right="-0.318cm" fo:margin-top="0cm" fo:margin-bottom="0cm" loext:contextual-spacing="false" fo:line-height="115%" fo:text-indent="0cm" style:auto-text-indent="false"/>
    </style:style>
    <style:style style:name="P11" style:family="paragraph" style:parent-style-name="Standard">
      <loext:graphic-properties draw:fill="solid" draw:fill-color="#fdfdfd"/>
      <style:paragraph-properties fo:margin-left="-0.635cm" fo:margin-right="-0.318cm" fo:margin-top="0cm" fo:margin-bottom="0cm" loext:contextual-spacing="false" fo:line-height="115%" fo:text-indent="0cm" style:auto-text-indent="false" fo:background-color="#fdfdfd"/>
      <style:text-properties fo:color="#333333" fo:background-color="#fdfdfd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-0.635cm" style:auto-text-indent="false" fo:padding="0cm" fo:border="none"/>
      <style:text-properties fo:color="#666666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indent="-0.635cm" style:auto-text-indent="false"/>
      <style:text-properties fo:color="#333333" fo:background-color="#fdfdfd"/>
    </style:style>
    <style:style style:name="P14" style:family="paragraph" style:parent-style-name="Standard">
      <loext:graphic-properties draw:fill="solid" draw:fill-color="#fdfdfd"/>
      <style:paragraph-properties fo:margin-left="0cm" fo:margin-right="0cm" fo:margin-top="0cm" fo:margin-bottom="0cm" loext:contextual-spacing="false" fo:line-height="115%" fo:text-indent="-0.635cm" style:auto-text-indent="false" fo:background-color="#fdfdfd"/>
      <style:text-properties fo:color="#333333" fo:background-color="#fdfdfd"/>
    </style:style>
    <style:style style:name="P15" style:family="paragraph" style:parent-style-name="Standard">
      <loext:graphic-properties draw:fill-color="#ffffff"/>
      <style:paragraph-properties fo:margin-left="0cm" fo:margin-right="0cm" fo:margin-top="0.353cm" fo:margin-bottom="0cm" loext:contextual-spacing="false" fo:line-height="100%" fo:text-indent="-0.635cm" style:auto-text-indent="false" fo:padding="0cm" fo:border="none"/>
      <style:text-properties fo:color="#333333" fo:font-weight="bold" fo:background-color="#fdfdfd" style:font-weight-asian="bold"/>
    </style:style>
    <style:style style:name="P16" style:family="paragraph" style:parent-style-name="Standard">
      <loext:graphic-properties draw:fill-color="#ffffff"/>
      <style:paragraph-properties fo:margin-left="0cm" fo:margin-right="0cm" fo:margin-top="0.353cm" fo:margin-bottom="0cm" loext:contextual-spacing="false" fo:line-height="100%" fo:text-indent="-0.635cm" style:auto-text-indent="false" fo:padding="0cm" fo:border="none"/>
      <style:text-properties fo:color="#545454" fo:font-weight="bold" fo:background-color="#fdfdfd" style:font-weight-asian="bold"/>
    </style:style>
    <style:style style:name="P17" style:family="paragraph" style:parent-style-name="Standard">
      <loext:graphic-properties draw:fill-color="#ffffff"/>
      <style:paragraph-properties fo:margin-left="0cm" fo:margin-right="0cm" fo:margin-top="0.353cm" fo:margin-bottom="0cm" loext:contextual-spacing="false" fo:line-height="100%" fo:text-indent="-0.635cm" style:auto-text-indent="false" fo:padding="0cm" fo:border="none"/>
      <style:text-properties fo:color="#545454"/>
    </style:style>
    <style:style style:name="P18" style:family="paragraph" style:parent-style-name="Standard" style:master-page-name="First_20_Page">
      <loext:graphic-properties draw:fill-color="#ffffff"/>
      <style:paragraph-properties fo:margin-left="-0.635cm" fo:margin-right="0cm" fo:margin-top="0.564cm" fo:margin-bottom="0cm" loext:contextual-spacing="false" fo:line-height="120%" fo:text-indent="0cm" style:auto-text-indent="false" style:page-number="1" fo:padding="0cm" fo:border="none"/>
      <style:text-properties officeooo:paragraph-rsid="00029361"/>
    </style:style>
    <style:style style:name="P19" style:family="paragraph" style:parent-style-name="Standard">
      <style:paragraph-properties fo:margin-left="-0.635cm" fo:margin-right="-0.318cm" fo:margin-top="0cm" fo:margin-bottom="0cm" loext:contextual-spacing="false" fo:line-height="115%" fo:text-indent="0cm" style:auto-text-indent="false"/>
      <style:text-properties fo:color="#333333" fo:background-color="#fdfdfd"/>
    </style:style>
    <style:style style:name="P20" style:family="paragraph" style:parent-style-name="Standard">
      <loext:graphic-properties draw:fill="solid" draw:fill-color="#fdfdfd"/>
      <style:paragraph-properties fo:margin-left="-0.635cm" fo:margin-right="-0.318cm" fo:margin-top="0cm" fo:margin-bottom="0cm" loext:contextual-spacing="false" fo:line-height="115%" fo:text-indent="0cm" style:auto-text-indent="false" fo:background-color="#fdfdfd"/>
      <style:text-properties fo:color="#333333" fo:background-color="#fdfdfd"/>
    </style:style>
    <style:style style:name="P21" style:family="paragraph" style:parent-style-name="Horizontal_20_Line" style:master-page-name="">
      <loext:graphic-properties draw:fill="none"/>
      <style:paragraph-properties fo:margin-left="-0.6cm" fo:margin-right="0cm" fo:margin-top="0.353cm" fo:margin-bottom="0.499cm" loext:contextual-spacing="false" fo:line-height="120%" fo:text-indent="0cm" style:auto-text-indent="false" style:page-number="auto" fo:background-color="transparent" style:border-line-width-bottom="0cm 0.004cm 0.002cm" fo:padding="0cm" fo:border-left="none" fo:border-right="none" fo:border-top="none" fo:border-bottom="0.06pt double #808080" text:number-lines="false" text:line-number="0" style:join-border="false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color="#353744" fo:font-weight="bold" style:font-weight-asian="bold"/>
    </style:style>
    <style:style style:name="T5" style:family="text">
      <style:text-properties fo:color="#545454"/>
    </style:style>
    <style:style style:name="T6" style:family="text">
      <style:text-properties fo:color="#545454" fo:font-weight="bold" fo:background-color="#fdfdfd" loext:char-shading-value="0" style:font-weight-asian="bold"/>
    </style:style>
    <style:style style:name="T7" style:family="text">
      <style:text-properties fo:color="#545454" fo:background-color="#fdfdfd" loext:char-shading-value="0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Rajendra Singh</text:span></text:p>
      <text:p text:style-name="P21"><draw:rect text:anchor-type="as-char" style:rel-width="100%" draw:z-index="0" draw:style-name="gr1" draw:text-style-name="P22" svg:width="0.003cm" svg:height="0.054cm"><text:p/></draw:rect></text:p>
      <text:p text:style-name="P6">315, Tilang-B</text:p>
      <text:p text:style-name="P6">IIT Palakkad, Kerala, India - 678623</text:p>
      <text:p text:style-name="P6">(+91) 7073091997</text:p>
      <text:p text:style-name="P5"><text:a xlink:type="simple" xlink:href="mailto:singh.raj1997@gmail.com" text:style-name="ListLabel_20_1" text:visited-style-name="ListLabel_20_1"><text:span text:style-name="T2">singh.raj1997@gmail.com</text:span></text:a></text:p>
      <text:p text:style-name="P6"/>
      <text:p text:style-name="P6"/>
      <text:p text:style-name="P7"><text:span text:style-name="T3">22nd</text:span><text:span text:style-name="T4"> </text:span><text:span text:style-name="T3">November</text:span><text:span text:style-name="T4"> 20</text:span><text:span text:style-name="T3">19</text:span></text:p>
      <text:p text:style-name="P15">Bharati Robotic Systems</text:p>
      <text:p text:style-name="P16">RE: Applying for Robotics Engineer Role</text:p>
      <text:p text:style-name="P17">Dear Hiring Manager,</text:p>
      <text:p text:style-name="P10"><text:span text:style-name="T7">This is to express my interest in "robotics engineer" position that I was notified through Linkedin on </text:span><text:span text:style-name="T6">Nov 22, 2019</text:span><text:span text:style-name="T7">. </text:span><text:span text:style-name="T5"><text:s/>My resume is enclosed for your review. Given my close experience and excellent capabilities, I would appreciate your consideration for this job. </text:span></text:p>
      <text:p text:style-name="P19">For several years as an ambitious and hardworking student, I have focused my career path and academic pursuits on learning and developing those all-important skills necessary to be best in this type of role.</text:p>
      <text:p text:style-name="P19">I enjoy innovation and love to experiment with different ideas. I am known for inspiring and devising original, thought-provoking concepts. These talents, along with my passion in this field, align with the qualities you desire in a new Robotics Engineer. For example, with me as your new Robotics Engineer, I will effectively contribute to areas of path planning, perception, localization, mapping and robotic manipulations.</text:p>
      <text:p text:style-name="P11">I am an aspiring leader and offer key strengths in leadership, teamwork, and problem-solving. With a clear focus on progress and forward momentum, I am adept at improving processes, revamping operations, and motivating teams to excel.</text:p>
      <text:p text:style-name="P11">I’ve recently learned about your organization and I believe working with your team would be thoroughly rewarding and enriching.</text:p>
      <text:p text:style-name="P11"/>
      <text:p text:style-name="P19">For further details of my qualifications, background, and contributions, please take a moment to review my enclosed resume. I believe that I can successfully be the Robotics engineer you’re seeking and I welcome the opportunity to speak with you at your earliest convenience.</text:p>
      <text:p text:style-name="P11">Thank you for your time and consideration of my candidacy in this role.</text:p>
      <text:p text:style-name="P9"/>
      <text:p text:style-name="P13">Sincerely,</text:p>
      <text:p text:style-name="P14">Rajendra Sin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64cm" fo:margin-bottom="0cm" loext:contextual-spacing="false" fo:line-height="120%" fo:keep-together="always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ab44"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cm" loext:contextual-spacing="false" fo:line-height="120%" fo:keep-together="always" fo:keep-with-next="always"/>
      <style:text-properties fo:color="#00ab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cm" loext:contextual-spacing="false" fo:line-height="120%" fo:keep-together="always" fo:keep-with-next="always"/>
      <style:text-properties fo:color="#353744" style:font-name="Proxima Nova" fo:font-family="'Proxima Nova'" style:font-family-generic="roman" style:font-pitch="variable" fo:font-size="24pt" style:font-name-asian="Proxima Nova1" style:font-family-asian="'Proxima Nova'" style:font-family-generic-asian="system" style:font-pitch-asian="variable" style:font-size-asian="24pt" style:font-name-complex="Proxima Nova1" style:font-family-complex="'Proxima Nova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353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.706cm" fo:margin-bottom="0cm" loext:contextual-spacing="false" fo:line-height="120%" fo:padding="0cm" fo:border="none"/>
      <style:text-properties fo:color="#353744" style:font-name="Proxima Nova" style:font-name-asian="Proxima Nova1" style:font-name-complex="Proxima Nova1"/>
    </style:style>
    <style:style style:name="MP2" style:family="paragraph" style:parent-style-name="Standard">
      <loext:graphic-properties draw:fill-color="#ffffff"/>
      <style:paragraph-properties fo:margin-top="0.141cm" fo:margin-bottom="0cm" loext:contextual-spacing="false" fo:line-height="120%" fo:padding="0cm" fo:border="none"/>
    </style:style>
    <style:style style:name="MP3" style:family="paragraph" style:parent-style-name="Standard">
      <loext:graphic-properties draw:fill-color="#ffffff"/>
      <style:paragraph-properties fo:margin-top="0.706cm" fo:margin-bottom="0cm" loext:contextual-spacing="false" fo:line-height="100%" fo:padding="0cm" fo:border="none"/>
    </style:style>
    <style:style style:name="MP4" style:family="paragraph" style:parent-style-name="Standard">
      <loext:graphic-properties draw:fill-color="#ffffff"/>
      <style:paragraph-properties fo:margin-left="0cm" fo:margin-right="0cm" fo:margin-top="0.141cm" fo:margin-bottom="0cm" loext:contextual-spacing="false" fo:line-height="100%" fo:text-indent="-0.635cm" style:auto-text-indent="false" fo:padding="0cm" fo:border="none"/>
    </style:style>
    <style:style style:name="MP5" style:family="paragraph" style:parent-style-name="Standard">
      <loext:graphic-properties draw:fill-color="#ffffff"/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1.746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1.746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13:40:33.111989569</dc:date>
    <meta:editing-duration>PT39S</meta:editing-duration>
    <meta:editing-cycles>1</meta:editing-cycles>
    <meta:document-statistic meta:table-count="0" meta:image-count="0" meta:object-count="0" meta:page-count="1" meta:paragraph-count="19" meta:word-count="282" meta:character-count="1828" meta:non-whitespace-character-count="1562"/>
  </office:meta>
</office:document-meta>
</file>